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DC0000022729600B7CF0B08294.png" manifest:media-type="image/png"/>
  <manifest:file-entry manifest:full-path="Pictures/100000010000004F000001E2A64FE6FC1D101EC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198cm" table:align="left"/>
    </style:style>
    <style:style style:name="Tabla3.A" style:family="table-column">
      <style:table-column-properties style:column-width="2.845cm"/>
    </style:style>
    <style:style style:name="Tabla3.B" style:family="table-column">
      <style:table-column-properties style:column-width="5.752cm"/>
    </style:style>
    <style:style style:name="Tabla3.C" style:family="table-column">
      <style:table-column-properties style:column-width="5.502cm"/>
    </style:style>
    <style:style style:name="Tabla3.D" style:family="table-column">
      <style:table-column-properties style:column-width="1.02cm"/>
    </style:style>
    <style:style style:name="Tabla3.E" style:family="table-column">
      <style:table-column-properties style:column-width="2.08cm"/>
    </style:style>
    <style:style style:name="Tabla3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97cm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101cm" fo:padding-right="0.101cm" fo:padding-top="0.15cm" fo:padding-bottom="0.15cm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101cm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101cm" fo:padding-right="0.101cm" fo:padding-top="0.199cm" fo:padding-bottom="0.199cm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.004cm" style:rel-column-width="3823*"/>
    </style:style>
    <style:style style:name="Tabla1.B" style:family="table-column">
      <style:table-column-properties style:column-width="13.996cm" style:rel-column-width="53324*"/>
    </style:style>
    <style:style style:name="Tabla1.C" style:family="table-column">
      <style:table-column-properties style:column-width="2.201cm" style:rel-column-width="8388*"/>
    </style:style>
    <style:style style:name="Tab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1.005cm" style:rel-column-width="3830*"/>
    </style:style>
    <style:style style:name="Tabla5.B" style:family="table-column">
      <style:table-column-properties style:column-width="13.996cm" style:rel-column-width="53324*"/>
    </style:style>
    <style:style style:name="Tabla5.C" style:family="table-column">
      <style:table-column-properties style:column-width="2.2cm" style:rel-column-width="8381*"/>
    </style:style>
    <style:style style:name="Tab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201cm" table:align="margins"/>
    </style:style>
    <style:style style:name="Tabla16.A" style:family="table-column">
      <style:table-column-properties style:column-width="1.005cm" style:rel-column-width="3830*"/>
    </style:style>
    <style:style style:name="Tabla16.B" style:family="table-column">
      <style:table-column-properties style:column-width="13.996cm" style:rel-column-width="53324*"/>
    </style:style>
    <style:style style:name="Tabla16.C" style:family="table-column">
      <style:table-column-properties style:column-width="2.2cm" style:rel-column-width="8381*"/>
    </style:style>
    <style:style style:name="Tabla1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201cm" table:align="margins"/>
    </style:style>
    <style:style style:name="Tabla6.A" style:family="table-column">
      <style:table-column-properties style:column-width="1.005cm" style:rel-column-width="3830*"/>
    </style:style>
    <style:style style:name="Tabla6.B" style:family="table-column">
      <style:table-column-properties style:column-width="13.996cm" style:rel-column-width="53324*"/>
    </style:style>
    <style:style style:name="Tabla6.C" style:family="table-column">
      <style:table-column-properties style:column-width="2.2cm" style:rel-column-width="8381*"/>
    </style:style>
    <style:style style:name="Tabla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201cm" table:align="margins" fo:background-color="transparent">
        <style:background-image/>
      </style:table-properties>
    </style:style>
    <style:style style:name="Tabla7.A" style:family="table-column">
      <style:table-column-properties style:column-width="1.005cm" style:rel-column-width="3830*"/>
    </style:style>
    <style:style style:name="Tabla7.B" style:family="table-column">
      <style:table-column-properties style:column-width="13.996cm" style:rel-column-width="53324*"/>
    </style:style>
    <style:style style:name="Tabla7.C" style:family="table-column">
      <style:table-column-properties style:column-width="2.2cm" style:rel-column-width="8381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false">
        <style:tab-stops>
          <style:tab-stop style:position="1cm"/>
          <style:tab-stop style:position="15cm" style:type="right"/>
        </style:tab-stops>
      </style:paragraph-properties>
      <style:text-properties style:font-name="Arial1" fo:font-size="7pt" style:font-size-asian="7pt" style:font-name-complex="Arial1"/>
    </style:style>
    <style:style style:name="P2" style:family="paragraph" style:parent-style-name="Header">
      <style:paragraph-properties fo:margin-top="0cm" fo:margin-bottom="0cm" style:contextual-spacing="false"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5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4e3c83" officeooo:paragraph-rsid="004e3c83" style:font-name-asian="MS Mincho" style:font-size-asian="10pt" style:font-weight-asian="bold" style:font-name-complex="Tahoma1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59b3df" officeooo:paragraph-rsid="0059b3df" style:font-name-asian="MS Mincho" style:font-size-asian="10pt" style:font-weight-asian="bold" style:font-name-complex="Tahoma1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5edb44" officeooo:paragraph-rsid="005edb44" style:font-name-asian="MS Mincho" style:font-size-asian="10pt" style:font-weight-asian="bold" style:font-name-complex="Tahoma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0pt" fo:font-weight="normal" style:font-name-asian="MS Mincho" style:font-size-asian="10pt" style:font-weight-asian="normal" style:font-name-complex="Tahoma1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5edb44" style:font-name-asian="MS Mincho" style:font-size-asian="10pt" style:font-weight-asian="normal" style:font-name-complex="Tahoma1" style:font-size-complex="10pt" style:font-weight-complex="normal"/>
    </style:style>
    <style:style style:name="P11" style:family="paragraph" style:parent-style-name="Footnote">
      <style:paragraph-properties fo:text-align="end" style:justify-single-word="false" style:snap-to-layout-grid="false"/>
    </style:style>
    <style:style style:name="P12" style:family="paragraph" style:parent-style-name="Standard">
      <style:paragraph-properties fo:text-align="center" style:justify-single-word="false"/>
      <style:text-properties fo:color="#800000" loext:opacity="100%" fo:font-size="14pt" fo:font-weight="bold" officeooo:rsid="005a674e" officeooo:paragraph-rsid="004e3c83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5edb44"/>
    </style:style>
    <style:style style:name="P14" style:family="paragraph" style:parent-style-name="Text_20_body">
      <style:text-properties fo:color="#ff0000" loext:opacity="100%" style:font-name="Arial1" fo:font-size="10pt" fo:language="zxx" fo:country="none" style:font-name-asian="MS Mincho" style:font-size-asian="10pt" style:font-name-complex="Tahoma1" style:font-size-complex="10pt"/>
    </style:style>
    <style:style style:name="P15" style:family="paragraph" style:parent-style-name="Text_20_body">
      <style:text-properties fo:color="#ff0000" loext:opacity="100%" style:font-name="Arial1" fo:font-size="10pt" fo:language="zxx" fo:country="none" officeooo:paragraph-rsid="005edb44" style:font-name-asian="MS Mincho" style:font-size-asian="10pt" style:font-name-complex="Tahoma1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fo:color="#ff0000" loext:opacity="100%" style:font-name="Arial1" fo:font-size="10pt" style:font-name-asian="MS Mincho" style:font-size-asian="10pt" style:font-name-complex="Tahoma1" style:font-size-complex="10pt"/>
    </style:style>
    <style:style style:name="P17" style:family="paragraph" style:parent-style-name="Table_20_Contents">
      <style:text-properties fo:color="#ff0000" loext:opacity="100%" style:font-name="Arial1" fo:font-size="10pt" officeooo:paragraph-rsid="005edb44" style:font-name-asian="MS Mincho" style:font-size-asian="10pt" style:font-name-complex="Tahoma1" style:font-size-complex="10pt"/>
    </style:style>
    <style:style style:name="P18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fo:font-size="8pt" fo:font-weight="normal" officeooo:rsid="0038b39f" officeooo:paragraph-rsid="0038b39f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280099" loext:opacity="100%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101cm" fo:margin-bottom="0.101cm" style:contextual-spacing="false" fo:text-indent="0cm" style:auto-text-indent="false"/>
      <style:text-properties fo:color="#280099" loext:opacity="100%" style:font-name="Arial3" fo:font-size="9pt" fo:language="ca" fo:country="ES" fo:font-weight="normal" officeooo:paragraph-rsid="00621443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101cm" fo:margin-bottom="0.101cm" style:contextual-spacing="false" fo:text-indent="0cm" style:auto-text-indent="false"/>
      <style:text-properties fo:color="#280099" loext:opacity="100%" style:font-name="Arial3" fo:font-size="9pt" fo:language="ca" fo:country="ES" fo:font-weight="normal" officeooo:rsid="0022e3f3" officeooo:paragraph-rsid="00621443" fo:background-color="#ffffff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left="0cm" fo:margin-right="0cm" fo:margin-top="0.101cm" fo:margin-bottom="0.101cm" style:contextual-spacing="false" fo:text-indent="0cm" style:auto-text-indent="false"/>
      <style:text-properties fo:color="#000000" loext:opacity="100%" fo:font-size="9pt" fo:font-style="normal" fo:font-weight="normal" officeooo:rsid="0022e3f3" officeooo:paragraph-rsid="00621443" fo:background-color="#fffff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.101cm" fo:margin-bottom="0.101cm" style:contextual-spacing="false" fo:text-indent="0cm" style:auto-text-indent="false"/>
      <style:text-properties fo:color="#000000" loext:opacity="100%" fo:font-size="9pt" fo:font-style="normal" fo:font-weight="normal" officeooo:paragraph-rsid="00621443" fo:background-color="#fffff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Table_20_Contents">
      <style:paragraph-properties fo:margin-top="0cm" fo:margin-bottom="0.101cm" style:contextual-spacing="false"/>
      <style:text-properties fo:color="#000000" loext:opacity="100%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.101cm" fo:margin-bottom="0.101cm" style:contextual-spacing="false" fo:text-indent="0cm" style:auto-text-indent="false"/>
      <style:text-properties fo:color="#000000" loext:opacity="100%" fo:font-size="10pt" fo:font-style="normal" fo:font-weight="bold" officeooo:rsid="00649074" officeooo:paragraph-rsid="00621443" fo:background-color="#ffffff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text-properties officeooo:paragraph-rsid="003c2ebd"/>
    </style:style>
    <style:style style:name="P33" style:family="paragraph" style:parent-style-name="_30_2_20_Cos_20_Exercici">
      <style:text-properties officeooo:paragraph-rsid="0059b3df"/>
    </style:style>
    <style:style style:name="P34" style:family="paragraph" style:parent-style-name="Standard" style:list-style-name="L1" style:master-page-name="Standard">
      <style:paragraph-properties fo:margin-left="-1.27cm" fo:margin-right="0cm" fo:text-align="justify" style:justify-single-word="false" fo:text-indent="0cm" style:auto-text-indent="false" style:page-number="auto"/>
      <style:text-properties fo:color="#000000" loext:opacity="100%" style:font-name="Arial1" fo:font-size="10pt" fo:font-weight="bold" officeooo:rsid="00521e02" officeooo:paragraph-rsid="00621443" style:font-name-asian="MS Mincho" style:font-size-asian="10pt" style:font-weight-asian="bold" style:font-name-complex="Tahoma1" style:font-size-complex="10pt" style:font-weight-complex="bold"/>
    </style:style>
    <style:style style:name="P35" style:family="paragraph" style:parent-style-name="Standard" style:list-style-name="L1" style:master-page-name="Standard">
      <style:paragraph-properties fo:margin-left="-1.27cm" fo:margin-right="0cm" fo:text-align="justify" style:justify-single-word="false" fo:text-indent="0cm" style:auto-text-indent="false" style:page-number="auto"/>
      <style:text-properties officeooo:paragraph-rsid="005ccbf0"/>
    </style:style>
    <style:style style:name="P36" style:family="paragraph" style:parent-style-name="Standard" style:list-style-name="L1" style:master-page-name="Standard">
      <style:paragraph-properties fo:margin-left="-1.27cm" fo:margin-right="0cm" fo:text-align="justify" style:justify-single-word="false" fo:text-indent="0cm" style:auto-text-indent="false" style:page-number="auto"/>
      <style:text-properties officeooo:paragraph-rsid="005edb44"/>
    </style:style>
    <style:style style:name="P37" style:family="paragraph" style:parent-style-name="Standard" style:list-style-name="L1" style:master-page-name="Standard">
      <style:paragraph-properties fo:margin-left="-1.27cm" fo:margin-right="0cm" fo:text-align="justify" style:justify-single-word="false" fo:text-indent="0cm" style:auto-text-indent="false" style:page-number="auto"/>
      <style:text-properties officeooo:paragraph-rsid="005d2c7e"/>
    </style:style>
    <style:style style:name="P38" style:family="paragraph" style:parent-style-name="Standard" style:list-style-name="L1">
      <style:paragraph-properties fo:margin-left="-1.27cm" fo:margin-right="0cm" fo:text-align="justify" style:justify-single-word="false" fo:text-indent="0cm" style:auto-text-indent="false"/>
      <style:text-properties officeooo:rsid="005edb44" officeooo:paragraph-rsid="005edb44"/>
    </style:style>
    <style:style style:name="P39" style:family="paragraph" style:parent-style-name="Table_20_Contents" style:list-style-name="L1" style:master-page-name="Standard">
      <style:paragraph-properties fo:margin-left="-1.27cm" fo:margin-right="0cm" fo:text-align="justify" style:justify-single-word="false" fo:text-indent="0cm" style:auto-text-indent="false" style:page-number="auto"/>
      <style:text-properties fo:font-weight="normal" officeooo:paragraph-rsid="00621443" style:font-weight-asian="normal" style:font-weight-complex="normal"/>
    </style:style>
    <style:style style:name="T1" style:family="text">
      <style:text-properties style:font-name="Arial1" fo:font-size="8pt" fo:language="ca" fo:country="ES" style:font-size-asian="8pt" style:font-name-complex="Arial1"/>
    </style:style>
    <style:style style:name="T2" style:family="text">
      <style:text-properties fo:color="#000000" loext:opacity="100%" style:font-name="Arial1" fo:font-size="10pt" fo:language="ca" fo:country="ES" fo:font-weight="bold" style:font-name-asian="MS Mincho" style:font-size-asian="10pt" style:font-weight-asian="bold" style:font-name-complex="Tahoma1" style:font-size-complex="10pt" style:font-weight-complex="bold"/>
    </style:style>
    <style:style style:name="T3" style:family="text">
      <style:text-properties fo:color="#000000" loext:opacity="100%" style:font-name="Arial1" fo:font-size="10pt" fo:language="ca" fo:country="ES" fo:font-weight="bold" officeooo:rsid="00521e02" style:font-name-asian="MS Mincho" style:font-size-asian="10pt" style:font-weight-asian="bold" style:font-name-complex="Tahoma1" style:font-size-complex="10pt" style:font-weight-complex="bold"/>
    </style:style>
    <style:style style:name="T4" style:family="text">
      <style:text-properties fo:color="#000000" loext:opacity="100%" style:font-name="Arial1" fo:font-size="10pt" fo:language="ca" fo:country="ES" fo:font-weight="bold" officeooo:rsid="005d2c7e" style:font-name-asian="MS Mincho" style:font-size-asian="10pt" style:font-weight-asian="bold" style:font-name-complex="Tahoma1" style:font-size-complex="10pt" style:font-weight-complex="bold"/>
    </style:style>
    <style:style style:name="T5" style:family="text">
      <style:text-properties fo:color="#000000" loext:opacity="100%" style:font-name="Arial1" fo:font-size="10pt" fo:language="ca" fo:country="ES" fo:font-weight="bold" officeooo:rsid="005edb44" style:font-name-asian="MS Mincho" style:font-size-asian="10pt" style:font-weight-asian="bold" style:font-name-complex="Tahoma1" style:font-size-complex="10pt" style:font-weight-complex="bold"/>
    </style:style>
    <style:style style:name="T6" style:family="text">
      <style:text-properties fo:color="#000000" loext:opacity="100%" style:font-name="Arial1" fo:font-size="10pt" fo:language="ca" fo:country="ES" fo:font-weight="bold" officeooo:rsid="00621443" style:font-name-asian="MS Mincho" style:font-size-asian="10pt" style:font-weight-asian="bold" style:font-name-complex="Tahoma1" style:font-size-complex="10pt" style:font-weight-complex="bold"/>
    </style:style>
    <style:style style:name="T7" style:family="text">
      <style:text-properties fo:color="#000000" loext:opacity="100%" style:font-name="Arial1" fo:font-size="10pt" fo:language="ca" fo:country="ES" fo:font-weight="bold" officeooo:rsid="004e9650" style:font-name-asian="MS Mincho" style:font-size-asian="10pt" style:font-weight-asian="bold" style:font-name-complex="Tahoma1" style:font-size-complex="10pt" style:font-weight-complex="bold"/>
    </style:style>
    <style:style style:name="T8" style:family="text">
      <style:text-properties fo:color="#000000" loext:opacity="100%" style:font-name="Arial1" fo:font-size="10pt" fo:language="ca" fo:country="ES" fo:font-weight="bold" officeooo:rsid="006734e7" style:font-name-asian="MS Mincho" style:font-size-asian="10pt" style:font-weight-asian="bold" style:font-name-complex="Tahoma1" style:font-size-complex="10pt" style:font-weight-complex="bold"/>
    </style:style>
    <style:style style:name="T9" style:family="text">
      <style:text-properties fo:color="#000000" loext:opacity="100%" style:font-name="Arial1" fo:font-size="10pt" fo:language="ca" fo:country="ES" fo:font-weight="bold" officeooo:rsid="006be9e1" style:font-name-asian="MS Mincho" style:font-size-asian="10pt" style:font-weight-asian="bold" style:font-name-complex="Tahoma1" style:font-size-complex="10pt" style:font-weight-complex="bold"/>
    </style:style>
    <style:style style:name="T10" style:family="text">
      <style:text-properties fo:color="#000000" loext:opacity="100%" style:font-name="Arial1" fo:font-size="10pt" fo:language="ca" fo:country="ES" fo:font-weight="bold" officeooo:rsid="006cd7a2" style:font-name-asian="MS Mincho" style:font-size-asian="10pt" style:font-weight-asian="bold" style:font-name-complex="Tahoma1" style:font-size-complex="10pt" style:font-weight-complex="bold"/>
    </style:style>
    <style:style style:name="T11" style:family="text">
      <style:text-properties fo:color="#000000" loext:opacity="100%" style:font-name="Arial1" fo:font-size="10pt" fo:language="ca" fo:country="ES" fo:font-weight="normal" officeooo:rsid="006cd7a2" style:font-name-asian="MS Mincho" style:font-size-asian="10pt" style:font-weight-asian="normal" style:font-name-complex="Tahoma1" style:font-size-complex="10pt" style:font-weight-complex="normal"/>
    </style:style>
    <style:style style:name="T12" style:family="text">
      <style:text-properties fo:color="#000000" loext:opacity="100%" style:font-name="Arial1" fo:font-size="10pt" fo:language="ca" fo:country="ES" fo:font-weight="normal" officeooo:rsid="004f6cf3" style:font-name-asian="MS Mincho" style:font-size-asian="10pt" style:font-weight-asian="normal" style:font-name-complex="Tahoma1" style:font-size-complex="10pt" style:font-weight-complex="normal"/>
    </style:style>
    <style:style style:name="T13" style:family="text">
      <style:text-properties fo:color="#000000" loext:opacity="100%" style:font-name="Arial1" fo:font-size="10pt" fo:language="ca" fo:country="ES" fo:font-weight="normal" officeooo:rsid="005edb44" style:font-name-asian="MS Mincho" style:font-size-asian="10pt" style:font-weight-asian="normal" style:font-name-complex="Tahoma1" style:font-size-complex="10pt" style:font-weight-complex="normal"/>
    </style:style>
    <style:style style:name="T14" style:family="text">
      <style:text-properties fo:color="#000000" loext:opacity="100%" style:font-name="Arial1" fo:font-size="10pt" fo:language="ca" fo:country="ES" fo:font-weight="normal" officeooo:rsid="005d2c7e" style:font-name-asian="MS Mincho" style:font-size-asian="10pt" style:font-weight-asian="normal" style:font-name-complex="Tahoma1" style:font-size-complex="10pt" style:font-weight-complex="normal"/>
    </style:style>
    <style:style style:name="T15" style:family="text">
      <style:text-properties fo:color="#000000" loext:opacity="100%" style:font-name="Arial1" fo:font-size="10pt" fo:language="ca" fo:country="ES" fo:font-weight="normal" officeooo:rsid="00621443" style:font-name-asian="MS Mincho" style:font-size-asian="10pt" style:font-weight-asian="normal" style:font-name-complex="Tahoma1" style:font-size-complex="10pt" style:font-weight-complex="normal"/>
    </style:style>
    <style:style style:name="T16" style:family="text">
      <style:text-properties fo:color="#000000" loext:opacity="100%" style:font-name="Arial1" fo:font-size="10pt" fo:language="ca" fo:country="ES" officeooo:rsid="006734e7" style:font-name-asian="MS Mincho" style:font-size-asian="10pt" style:font-name-complex="Tahoma1" style:font-size-complex="10pt"/>
    </style:style>
    <style:style style:name="T17" style:family="text">
      <style:text-properties fo:color="#000000" loext:opacity="100%" style:font-name="Arial1" fo:font-size="10pt" fo:language="ca" fo:country="ES" officeooo:rsid="004e9650" style:font-name-asian="MS Mincho" style:font-size-asian="10pt" style:font-name-complex="Tahoma1" style:font-size-complex="10pt"/>
    </style:style>
    <style:style style:name="T18" style:family="text">
      <style:text-properties fo:color="#000000" loext:opacity="100%" style:font-name="Arial1" fo:font-size="10pt" fo:font-weight="bold" officeooo:rsid="00521e02" style:font-name-asian="MS Mincho" style:font-size-asian="10pt" style:font-weight-asian="bold" style:font-name-complex="Tahoma1" style:font-size-complex="10pt" style:font-weight-complex="bold"/>
    </style:style>
    <style:style style:name="T19" style:family="text">
      <style:text-properties fo:color="#000000" loext:opacity="100%" style:font-name="Arial1" fo:font-size="10pt" fo:font-weight="bold" officeooo:rsid="00621443" style:font-name-asian="MS Mincho" style:font-size-asian="10pt" style:font-weight-asian="bold" style:font-name-complex="Tahoma1" style:font-size-complex="10pt" style:font-weight-complex="bold"/>
    </style:style>
    <style:style style:name="T20" style:family="text">
      <style:text-properties fo:color="#000000" loext:opacity="100%" fo:font-style="normal" fo:background-color="#ffffff" loext:char-shading-value="0" style:font-style-asian="normal" style:font-style-complex="normal"/>
    </style:style>
    <style:style style:name="T21" style:family="text">
      <style:text-properties fo:color="#000000" loext:opacity="100%" fo:font-style="normal" officeooo:rsid="0022e3f3" fo:background-color="#ffffff" loext:char-shading-value="0" style:font-style-asian="normal" style:font-style-complex="normal"/>
    </style:style>
    <style:style style:name="T22" style:family="text">
      <style:text-properties fo:color="#000000" loext:opacity="100%" fo:font-style="normal" officeooo:rsid="00644539" fo:background-color="#ffffff" loext:char-shading-value="0" style:font-style-asian="normal" style:font-style-complex="normal"/>
    </style:style>
    <style:style style:name="T23" style:family="text">
      <style:text-properties fo:color="#000000" loext:opacity="100%" fo:font-size="10pt" fo:language="ca" fo:country="ES" fo:font-weight="normal" officeooo:rsid="004f6cf3" style:font-size-asian="10pt" style:font-weight-asian="normal" style:font-size-complex="10pt" style:font-weight-complex="normal"/>
    </style:style>
    <style:style style:name="T24" style:family="text">
      <style:text-properties fo:language="ca" fo:country="ES" officeooo:rsid="004f6cf3"/>
    </style:style>
    <style:style style:name="T25" style:family="text">
      <style:text-properties fo:language="ca" fo:country="ES" officeooo:rsid="004e9650"/>
    </style:style>
    <style:style style:name="T26" style:family="text">
      <style:text-properties fo:language="ca" fo:country="ES" officeooo:rsid="00621443"/>
    </style:style>
    <style:style style:name="T27" style:family="text">
      <style:text-properties fo:language="ca" fo:country="ES" fo:font-weight="normal" officeooo:rsid="004f6cf3" style:font-weight-asian="normal" style:font-weight-complex="normal"/>
    </style:style>
    <style:style style:name="T28" style:family="text">
      <style:text-properties fo:language="ca" fo:country="ES" fo:font-weight="normal" officeooo:rsid="005d2c7e" style:font-weight-asian="normal" style:font-weight-complex="normal"/>
    </style:style>
    <style:style style:name="T29" style:family="text">
      <style:text-properties fo:language="ca" fo:country="ES" fo:font-weight="normal" officeooo:rsid="005edb44" style:font-weight-asian="normal" style:font-weight-complex="normal"/>
    </style:style>
    <style:style style:name="T30" style:family="text">
      <style:text-properties fo:language="ca" fo:country="ES" fo:font-weight="normal" officeooo:rsid="00620551" style:font-weight-asian="normal" style:font-weight-complex="normal"/>
    </style:style>
    <style:style style:name="T31" style:family="text">
      <style:text-properties fo:language="ca" fo:country="ES" fo:font-weight="normal" officeooo:rsid="006048a9" style:font-weight-asian="normal" style:font-weight-complex="normal"/>
    </style:style>
    <style:style style:name="T32" style:family="text">
      <style:text-properties officeooo:rsid="00621443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644539" style:font-style-asian="normal" style:font-style-complex="normal"/>
    </style:style>
    <style:style style:name="T35" style:family="text">
      <style:text-properties officeooo:rsid="00644539"/>
    </style:style>
    <style:style style:name="T3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18">UNITAT FORMATIVA 1</text:p>
            <text:p text:style-name="P19">Programació estructurada</text:p>
          </table:table-cell>
          <table:covered-table-cell/>
          <table:table-cell table:style-name="Tabla3.A2" table:number-columns-spanned="3" office:value-type="string">
            <text:p text:style-name="P18">ACTIVITAT <text:span text:style-name="T32">5</text:span></text:p>
            <text:p text:style-name="P20">Dades estructurades - <text:span text:style-name="T32">Estructures</text:span></text:p>
          </table:table-cell>
          <table:covered-table-cell/>
          <table:covered-table-cell/>
        </table:table-row>
        <table:table-row>
          <table:table-cell table:style-name="Tabla3.A3" table:number-rows-spanned="2" office:value-type="string">
            <text:p text:style-name="P27">Cognoms i nom:</text:p>
          </table:table-cell>
          <table:table-cell table:style-name="Tabla3.B3" table:number-columns-spanned="2" office:value-type="string">
            <text:p text:style-name="P21">Cognom1 Cognom2, Nom</text:p>
          </table:table-cell>
          <table:covered-table-cell/>
          <table:table-cell table:style-name="Tabla3.B3" office:value-type="string">
            <text:p text:style-name="P25">Data:</text:p>
          </table:table-cell>
          <table:table-cell table:style-name="Tabla3.B3" office:value-type="string">
            <text:p text:style-name="P22">dd/mm/aaaa</text:p>
          </table:table-cell>
        </table:table-row>
        <table:table-row>
          <table:covered-table-cell table:style-name="Tabla3.A3"/>
          <table:table-cell table:style-name="Tabla3.A3" table:number-columns-spanned="2" office:value-type="string">
            <text:p text:style-name="P21">Cognom1 Cognom2, Nom</text:p>
          </table:table-cell>
          <table:covered-table-cell/>
          <table:table-cell table:style-name="Tabla3.A3" office:value-type="string">
            <text:p text:style-name="P25">Nota:</text:p>
          </table:table-cell>
          <table:table-cell table:style-name="Tabla3.A3" office:value-type="string">
            <text:p text:style-name="P22"/>
          </table:table-cell>
        </table:table-row>
        <table:table-row>
          <table:table-cell table:style-name="Tabla3.A5" table:number-columns-spanned="5" office:value-type="string"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31">Exercicis <text:span text:style-name="T35">9</text:span> - <text:span text:style-name="T32">Estructures</text:span></text:p>
                  <text:p text:style-name="P28">Crear un projecte Netbeans amb la següent forma:</text:p>
                  <text:p text:style-name="P24"><text:span text:style-name="T33">CognomsNom_M3_UF1_Exercicis</text:span><text:span text:style-name="T34">9</text:span></text:p>
                  <text:p text:style-name="P29">L'arxiu que lliureu cal que es digui: </text:p>
                  <text:p text:style-name="P23"><text:span text:style-name="T20">CognomsNom_</text:span><text:span text:style-name="T21">M3_UF1_</text:span><text:span text:style-name="T20">Exercicis</text:span><text:span text:style-name="T22">9</text:span><text:span text:style-name="T20">.zip</text:span></text:p>
                </table:table-cell>
              </table:table-row>
            </table:table>
            <text:p text:style-name="P3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6" table:number-columns-spanned="5" office:value-type="string">
            <text:p text:style-name="P32"/>
            <text:p text:style-name="P12">Estructures / Objectes</text:p>
            <text:p text:style-name="P26"/>
          </table:table-cell>
          <table:covered-table-cell/>
          <table:covered-table-cell/>
          <table:covered-table-cell/>
          <table:covered-table-cell/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1</text:p>
          </table:table-cell>
          <table:table-cell table:style-name="Tabla1.A1" office:value-type="string">
            <text:list xml:id="list1723445962" text:style-name="L1">
              <text:list-header>
                <text:p text:style-name="P39"><text:span text:style-name="T16">Crear una estructura anomenada </text:span><text:span text:style-name="T8">DadesMeteo</text:span><text:span text:style-name="T16"> amb tres atributs: </text:span><text:span text:style-name="T17">temperatura, humitat i pressió. </text:span><text:span text:style-name="T16">Després, en la classe principal anar demanant </text:span><text:span text:style-name="T17">registres </text:span><text:span text:style-name="T16">fins que l’usuari introdueixi un 0 en els tres atributs. Finalment el programa ha de mostrar aquell registre </text:span><text:span text:style-name="T17">que tingui la temperatura màxima. En cas de temperatures repetides ha de mostrar el registre que es va llegir primer. (</text:span><text:span text:style-name="T6">No utilitzar</text:span><text:span text:style-name="T7"> vector</text:span><text:span text:style-name="T6">s</text:span><text:span text:style-name="T17">)</text:span></text:p>
              </text:list-header>
            </text:list>
          </table:table-cell>
          <table:table-cell table:style-name="Tabla1.C1" office:value-type="string">
            <text:p text:style-name="P9"/>
          </table:table-cell>
        </table:table-row>
        <table:table-row>
          <table:table-cell table:style-name="Tabla1.A2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8">2</text:p>
          </table:table-cell>
          <table:table-cell table:style-name="Tabla5.A1" office:value-type="string">
            <text:list xml:id="list163539841916932" text:continue-numbering="true" text:style-name="L1">
              <text:list-header>
                <text:p text:style-name="P34"><text:span text:style-name="T27">Desenvolupeu un programa que defineixi un tipus </text:span><text:span text:style-name="Source_20_Text"><text:span text:style-name="T24">Cotxe</text:span></text:span><text:span text:style-name="T27"> i utilitzi una variable d'aquest tipus per a llegir les dades d'un cotxe amb els camps: </text:span><text:span text:style-name="T28">marca, model, matricula, cilindrada i potència. </text:span><text:span text:style-name="T27">Després haurà de mostrar en línies diferents </text:span><text:span text:style-name="T29">el cotxe amb més </text:span><text:span text:style-name="T30">cilindrada</text:span><text:span text:style-name="T29"> i </text:span><text:span text:style-name="T31">el de </text:span><text:span text:style-name="T29">més potència</text:span><text:span text:style-name="T36">. </text:span><text:span text:style-name="T25">(</text:span><text:span text:style-name="T26">No utilitzar vectors</text:span><text:span text:style-name="T25">)</text:span></text:p>
              </text:list-header>
            </text:list>
          </table:table-cell>
          <table:table-cell table:style-name="Tabla5.C1" office:value-type="string">
            <text:p text:style-name="P10"/>
          </table:table-cell>
        </table:table-row>
        <table:table-row>
          <table:table-cell table:style-name="Tabla5.A2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13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8">3</text:p>
          </table:table-cell>
          <table:table-cell table:style-name="Tabla16.A1" office:value-type="string">
            <text:list xml:id="list163540395184987" text:continue-numbering="true" text:style-name="L1">
              <text:list-header>
                <text:p text:style-name="P35"><text:span text:style-name="T18">Desenvolupeu un programa que enregistra (en un vector de </text:span><text:span text:style-name="T19">N</text:span><text:span text:style-name="T18"> elements) el nom, </text:span><text:span text:style-name="T19">el dorsal</text:span><text:span text:style-name="T18"> i el temps que ha trigat cadascun d’una sèrie de corredors en fer una cursa. </text:span><text:span text:style-name="T6">El</text:span><text:span text:style-name="T18"> programa mostrarà totes les dades d'aquells que han trigat </text:span><text:span text:style-name="T9">menys</text:span><text:span text:style-name="T18"> de 15 minuts o bé el seu temps està per sota de la mitjana.</text:span></text:p>
              </text:list-header>
            </text:list>
          </table:table-cell>
          <table:table-cell table:style-name="Tabla16.C1" office:value-type="string">
            <text:p text:style-name="P9"/>
          </table:table-cell>
        </table:table-row>
        <table:table-row>
          <table:table-cell table:style-name="Tabla16.A2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Text_20_body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8">4</text:p>
          </table:table-cell>
          <table:table-cell table:style-name="Tabla6.A1" office:value-type="string">
            <text:list xml:id="list163540886751190" text:continue-numbering="true" text:style-name="L1">
              <text:list-header>
                <text:p text:style-name="P36"><text:span text:style-name="T12">Desenvolupeu un programa que defineixi un tipus </text:span><text:span text:style-name="Source_20_Text"><text:span text:style-name="T23">RegistreCD</text:span></text:span><text:span text:style-name="T12"> que tingui els camps: </text:span><text:span text:style-name="T13">títol</text:span><text:span text:style-name="T14">, </text:span><text:span text:style-name="T13">a</text:span><text:span text:style-name="T14">utor, duració i quantitat de cançons </text:span><text:span text:style-name="T12">i obtingui de l'entrada estàndard una sèrie de (com a màxim) 100 CDs</text:span><text:span text:style-name="T15"> </text:span><text:span text:style-name="T12">i mostri tots aquells que tinguin el màxim número de cançons. </text:span><text:span text:style-name="T15">(La entrada de dades finalitzarà al introduir un títol </text:span><text:span text:style-name="T11">anomenat «</text:span><text:span text:style-name="T10">stop</text:span><text:span text:style-name="T11">»</text:span><text:span text:style-name="T15"> o al arribar a 100 Cds).</text:span></text:p>
              </text:list-header>
            </text:list>
          </table:table-cell>
          <table:table-cell table:style-name="Tabla6.C1" office:value-type="string">
            <text:p text:style-name="P10"/>
          </table:table-cell>
        </table:table-row>
        <table:table-row>
          <table:table-cell table:style-name="Tabla6.A2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P13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7">5</text:p>
          </table:table-cell>
          <table:table-cell table:style-name="Tabla7.A1" office:value-type="string">
            <text:list xml:id="list163539581543599" text:continue-numbering="true" text:style-name="L1">
              <text:list-header>
                <text:p text:style-name="P37"><text:span text:style-name="T3">Desenvolupeu un programa que defineixi els tipus de dades </text:span><text:span text:style-name="Source_20_Text"><text:span text:style-name="T3">InfoPersona </text:span></text:span><text:span text:style-name="Source_20_Text"><text:span text:style-name="T4">amb els camps: tipus (c</text:span></text:span><text:span text:style-name="Source_20_Text"><text:span text:style-name="T3">lient</text:span></text:span><text:span text:style-name="T3"> </text:span><text:span text:style-name="T4">o</text:span><text:span text:style-name="T3"> </text:span><text:span text:style-name="T4">e</text:span><text:span text:style-name="Source_20_Text"><text:span text:style-name="T3">mpleat</text:span></text:span><text:span text:style-name="Source_20_Text"><text:span text:style-name="T4">)</text:span></text:span><text:span text:style-name="Source_20_Text"><text:span text:style-name="T3">, </text:span></text:span><text:span text:style-name="Source_20_Text"><text:span text:style-name="T4">nom, cognom i adreça</text:span></text:span><text:span text:style-name="T3"> i obtingui de l'entrada estàndard una sèrie de (com a màxim) </text:span><text:span text:style-name="T5">MAX</text:span><text:span text:style-name="T3"> empleats i (com màxim) </text:span><text:span text:style-name="T5">MAX</text:span><text:span text:style-name="T3"> clients i mostri tots els empleats junts (una línia per cada empleat) i </text:span><text:span text:style-name="T5">després t</text:span><text:span text:style-name="T3">ots els clients junts (una línia per cada client).</text:span></text:p>
              </text:list-header>
              <text:list-item>
                <text:p text:style-name="P38"><text:span text:style-name="T3">N</text:span><text:span text:style-name="T2">ota: MAX ha de ser una constant definida al programa i es tindrà que controlar el màxim de empleats i clients.</text:span></text:p>
              </text:list-item>
            </text:list>
          </table:table-cell>
          <table:table-cell table:style-name="Tabla7.C1" office:value-type="string">
            <text:p text:style-name="P9"/>
          </table:table-cell>
        </table:table-row>
        <table:table-row>
          <table:table-cell table:style-name="Tabla7.A2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Standard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Arial" fo:font-family="Arial" style:font-name-complex="Tahoma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499cm" fo:margin-bottom="0.101cm" style:contextual-spacing="false" fo:line-height="120%" style:register-true="false" style:page-number="auto" fo:background-color="transparent" fo:padding="0cm" fo:border="none" style:shadow="none"/>
      <style:text-properties style:font-name="Arial2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cm" fo:margin-bottom="0.199cm" style:contextual-spacing="false" fo:line-height="120%" style:page-number="auto" style:shadow="none" fo:keep-with-next="auto" style:join-border="true"/>
      <style:text-properties style:font-name="Arial1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1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3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17.187cm" fo:margin-left="0.016cm" fo:margin-right="-0.002cm" table:align="margins" style:writing-mode="lr-tb"/>
    </style:style>
    <style:style style:name="Tabla2.A" style:family="table-column">
      <style:table-column-properties style:column-width="8.897cm" style:rel-column-width="33924*"/>
    </style:style>
    <style:style style:name="Tabla2.B" style:family="table-column">
      <style:table-column-properties style:column-width="8.29cm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top="0cm" fo:margin-bottom="0cm" style:contextual-spacing="false">
        <style:tab-stops>
          <style:tab-stop style:position="1cm"/>
          <style:tab-stop style:position="15cm" style:type="right"/>
        </style:tab-stops>
      </style:paragraph-properties>
      <style:text-properties style:font-name="Arial1" fo:font-size="7pt" style:font-size-asian="7pt" style:font-name-complex="Arial1"/>
    </style:style>
    <style:style style:name="MP2" style:family="paragraph" style:parent-style-name="Header">
      <style:paragraph-properties fo:margin-top="0cm" fo:margin-bottom="0cm" style:contextual-spacing="false"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font-weight="bold" style:font-size-asian="8pt" style:font-weight-asian="bold" style:font-name-complex="Arial1" style:font-size-complex="8pt"/>
    </style:style>
    <style:style style:name="MP3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3cm" fo:margin-left="0cm" fo:margin-right="0cm" fo:margin-bottom="0.101cm" style:dynamic-spacing="false"/>
      </style:header-style>
      <style:footer-style>
        <style:header-footer-properties svg:height="1.1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4" text:anchor-type="paragraph" svg:x="17.364cm" svg:y="-0.026cm" svg:width="0.589cm" svg:height="3.581cm" draw:z-index="0"><draw:image xlink:href="Pictures/100000010000004F000001E2A64FE6FC1D101EC6.png" xlink:type="simple" xlink:show="embed" xlink:actuate="onLoad" draw:mime-type="image/png"/></draw:frame><draw:frame draw:style-name="Mfr2" draw:name="Imatges1" text:anchor-type="char" svg:x="-1.046cm" svg:y="-0.028cm" svg:width="0.714cm" svg:height="0.82cm" draw:z-index="1"><draw:image xlink:href="Pictures/10000001000001DC0000022729600B7CF0B08294.png" xlink:type="simple" xlink:show="embed" xlink:actuate="onLoad" draw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_UF1_A05_Estructures (llistat 8)</text:file-name></text:p>
              <text:p text:style-name="MP3">Elaborat: Professorat de M3 de CFGS</text:p>
            </table:table-cell>
            <table:table-cell table:style-name="Tabla2.A1" office:value-type="string">
              <text:p text:style-name="MP4">Data: <text:date style:data-style-name="N104" text:date-value="2024-11-11T16:35:38.920495589">novembre 2024</text:date></text:p>
              <text:p text:style-name="MP5"><text:span text:style-name="MT1">pàg. </text:span><text:span text:style-name="MT1"><text:page-number text:select-page="current">1</text:page-number></text:span><text:span text:style-name="MT1"><text:s/>de </text:span><text:span text:style-name="MT1"><text:page-count style:num-format="1">1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3-12-29T21:53:06.795000000</meta:creation-date>
    <dc:language>ca-ES</dc:language>
    <meta:editing-cycles>27</meta:editing-cycles>
    <meta:editing-duration>PT2H17M9S</meta:editing-duration>
    <dc:date>2024-11-11T16:35:38.854963211</dc:date>
    <meta:document-statistic meta:table-count="8" meta:image-count="2" meta:object-count="0" meta:page-count="1" meta:paragraph-count="37" meta:word-count="400" meta:character-count="2453" meta:non-whitespace-character-count="2088"/>
    <meta:user-defined meta:name="Info 1"/>
    <meta:user-defined meta:name="Info 2"/>
    <meta:user-defined meta:name="Info 3"/>
    <meta:user-defined meta:name="Info 4"/>
  </office:meta>
</office:document-meta>
</file>